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000000320C7EAFEE3.png"/>
  <manifest:file-entry manifest:media-type="image/png" manifest:full-path="Pictures/100002010000050000000320BB86EAB1.png"/>
  <manifest:file-entry manifest:media-type="image/png" manifest:full-path="Pictures/1000020100000500000003208465FE12.png"/>
  <manifest:file-entry manifest:media-type="image/png" manifest:full-path="Pictures/1000020100000500000003208364620F.png"/>
  <manifest:file-entry manifest:media-type="image/png" manifest:full-path="Pictures/10000201000005000000032090C13F6D.png"/>
  <manifest:file-entry manifest:media-type="image/png" manifest:full-path="Pictures/1000020100000500000003208A8B2EAF.png"/>
  <manifest:file-entry manifest:media-type="image/png" manifest:full-path="Pictures/100002010000050000000320018330CD.png"/>
  <manifest:file-entry manifest:media-type="image/png" manifest:full-path="Pictures/1000020100000500000003208B876A11.png"/>
  <manifest:file-entry manifest:media-type="image/png" manifest:full-path="Pictures/100002010000050000000320A04F5A4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20100000500000003208465FE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2010000050000000320BB86EA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201000005000000032090C13F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20100000500000003208A8B2E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2010000050000000320A04F5A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2010000050000000320C7EAFE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20100000500000003208B876A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2010000050000000320836462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2010000050000000320018330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3-10T17:57:09.28</meta:creation-date>
    <meta:editing-duration>PT6M20S</meta:editing-duration>
    <meta:editing-cycles>2</meta:editing-cycles>
    <dc:date>2024-03-10T18:03:20.81</dc:date>
    <meta:document-statistic meta:object-count="57"/>
    <meta:generator>OpenOffice/4.1.11$Win32 OpenOffice.org_project/4111m1$Build-9808</meta:generator>
  </office:meta>
</office:document-meta>
</file>